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6.2701in"/>
    </style:style>
    <style:style style:name="Table1.1" style:family="table-row">
      <style:table-row-properties style:min-row-height="0.2639in" fo:keep-together="auto"/>
    </style:style>
    <style:style style:name="Table1.A1" style:family="table-cell">
      <style:table-cell-properties style:vertical-align="" fo:padding-left="0in" fo:padding-right="0in" fo:padding-top="0.0694in" fo:padding-bottom="0.0694in" fo:border="none"/>
    </style:style>
    <style:style style:name="Table2" style:family="table">
      <style:table-properties style:width="4.1319in" fo:margin-left="-0.075in" fo:margin-top="0in" fo:margin-bottom="0in" table:align="left"/>
    </style:style>
    <style:style style:name="Table2.A" style:family="table-column">
      <style:table-column-properties style:column-width="0.6486in"/>
    </style:style>
    <style:style style:name="Table2.B" style:family="table-column">
      <style:table-column-properties style:column-width="3.4826in"/>
    </style:style>
    <style:style style:name="Table2.1" style:family="table-row">
      <style:table-row-properties style:min-row-height="0.2917in" fo:keep-together="auto"/>
    </style:style>
    <style:style style:name="Table2.A1" style:family="table-cell">
      <style:table-cell-properties style:vertical-align="middle" fo:padding="0.0694in" fo:border="none"/>
    </style:style>
    <style:style style:name="Table2.B1" style:family="table-cell">
      <style:table-cell-properties style:vertical-align="" fo:padding="0.06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22222" fo:font-size="9.5pt" style:font-size-asian="9.5pt" style:font-size-complex="9.5pt" fo:background-color="#ffffff"/>
    </style:style>
    <style:style style:name="P3" style:family="paragraph" style:parent-style-name="Standard">
      <style:paragraph-properties fo:margin-top="0in" fo:margin-bottom="0in" loext:contextual-spacing="false"/>
      <style:text-properties fo:color="#222222" fo:background-color="#ffffff"/>
    </style:style>
    <style:style style:name="P4" style:family="paragraph" style:parent-style-name="Standard">
      <style:paragraph-properties fo:margin-top="0in" fo:margin-bottom="0in" loext:contextual-spacing="false"/>
      <style:text-properties fo:color="#333333" fo:background-color="#ffffff"/>
    </style:style>
    <style:style style:name="P5" style:family="paragraph" style:parent-style-name="Standard">
      <style:paragraph-properties fo:margin-top="0in" fo:margin-bottom="0in" loext:contextual-spacing="false"/>
      <style:text-properties fo:color="#980000" fo:background-color="#ffffff"/>
    </style:style>
    <style:style style:name="P6" style:family="paragraph" style:parent-style-name="Standard">
      <style:paragraph-properties fo:margin-top="0in" fo:margin-bottom="0in" loext:contextual-spacing="false"/>
      <style:text-properties fo:color="#980000" fo:font-size="9.5pt" style:font-size-asian="9.5pt" style:font-size-complex="9.5pt" fo:background-color="#ffffff"/>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left="0.5in" fo:margin-right="0in" fo:margin-top="0in" fo:margin-bottom="0in" loext:contextual-spacing="false" fo:text-indent="0in" style:auto-text-indent="false"/>
    </style:style>
    <style:style style:name="P10" style:family="paragraph" style:parent-style-name="Standard">
      <style:paragraph-properties fo:margin-left="0.5in" fo:margin-right="0in" fo:margin-top="0in" fo:margin-bottom="0in" loext:contextual-spacing="false" fo:text-indent="0in" style:auto-text-indent="false"/>
      <style:text-properties fo:color="#222222" fo:font-size="9.5pt" style:font-size-asian="9.5pt" style:font-size-complex="9.5pt" fo:background-color="#ffffff"/>
    </style:style>
    <style:style style:name="P11" style:family="paragraph" style:parent-style-name="Standard">
      <style:paragraph-properties fo:margin-left="0.5in" fo:margin-right="0in" fo:margin-top="0in" fo:margin-bottom="0in" loext:contextual-spacing="false" fo:text-indent="0in" style:auto-text-indent="false"/>
      <style:text-properties fo:color="#222222" style:font-name="Roboto" fo:font-size="9.5pt" style:font-name-asian="Roboto1" style:font-size-asian="9.5pt" style:font-name-complex="Roboto1" style:font-size-complex="9.5pt" fo:background-color="#ffffff"/>
    </style:style>
    <style:style style:name="P12"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1in" fo:margin-right="0in" fo:margin-top="0in" fo:margin-bottom="0in" loext:contextual-spacing="false" fo:text-indent="0in" style:auto-text-indent="false"/>
    </style:style>
    <style:style style:name="P14" style:family="paragraph" style:parent-style-name="Standard">
      <style:paragraph-properties fo:margin-left="1in" fo:margin-right="0in" fo:margin-top="0in" fo:margin-bottom="0in" loext:contextual-spacing="false" fo:text-indent="0in" style:auto-text-indent="false"/>
      <style:text-properties fo:color="#0000ff" fo:font-size="10pt" style:font-size-asian="10pt" style:font-size-complex="10pt" fo:background-color="#ffffff"/>
    </style:style>
    <style:style style:name="P15" style:family="paragraph" style:parent-style-name="Standard">
      <style:paragraph-properties fo:margin-left="1in" fo:margin-right="0in" fo:margin-top="0in" fo:margin-bottom="0in" loext:contextual-spacing="false" fo:text-indent="0in" style:auto-text-indent="false"/>
      <style:text-properties fo:color="#222222" fo:font-size="9.5pt" style:font-size-asian="9.5pt" style:font-size-complex="9.5pt" fo:background-color="#ffffff"/>
    </style:style>
    <style:style style:name="P16" style:family="paragraph" style:parent-style-name="Standard">
      <style:paragraph-properties fo:margin-left="0.5555in" fo:margin-right="0in" fo:margin-top="0in" fo:margin-bottom="0in" loext:contextual-spacing="false" fo:text-indent="0in" style:auto-text-indent="false"/>
    </style:style>
    <style:style style:name="P17" style:family="paragraph" style:parent-style-name="Standard">
      <style:paragraph-properties fo:margin-left="0.5555in" fo:margin-right="0in" fo:margin-top="0in" fo:margin-bottom="0in" loext:contextual-spacing="false" fo:text-indent="0in" style:auto-text-indent="false"/>
      <style:text-properties fo:color="#222222" fo:font-size="9.5pt" style:font-size-asian="9.5pt" style:font-size-complex="9.5pt" fo:background-color="#ffffff"/>
    </style:style>
    <style:style style:name="P18" style:family="paragraph" style:parent-style-name="Standard">
      <style:paragraph-properties fo:margin-left="0.5555in" fo:margin-right="0in" fo:margin-top="0in" fo:margin-bottom="0in" loext:contextual-spacing="false" fo:text-indent="0in" style:auto-text-indent="false"/>
      <style:text-properties fo:color="#333333" fo:background-color="#ffffff"/>
    </style:style>
    <style:style style:name="P19" style:family="paragraph" style:parent-style-name="Standard">
      <style:paragraph-properties fo:margin-left="0.611in" fo:margin-right="0in" fo:margin-top="0in" fo:margin-bottom="0in" loext:contextual-spacing="false" fo:text-indent="0in" style:auto-text-indent="false"/>
    </style:style>
    <style:style style:name="P20" style:family="paragraph" style:parent-style-name="Standard">
      <style:paragraph-properties fo:margin-left="0.611in" fo:margin-right="0in" fo:margin-top="0in" fo:margin-bottom="0in" loext:contextual-spacing="false" fo:text-indent="0in" style:auto-text-indent="false"/>
      <style:text-properties fo:color="#222222" fo:font-size="9.5pt" style:font-size-asian="9.5pt" style:font-size-complex="9.5pt" fo:background-color="#ffffff"/>
    </style:style>
    <style:style style:name="P21" style:family="paragraph" style:parent-style-name="Standard">
      <style:paragraph-properties fo:margin-left="0in" fo:margin-right="0in" fo:margin-top="0in" fo:margin-bottom="0in" loext:contextual-spacing="false" fo:text-indent="0.5in" style:auto-text-indent="false"/>
    </style:style>
    <style:style style:name="P22" style:family="paragraph" style:parent-style-name="Standard">
      <style:paragraph-properties fo:margin-left="0.0555in" fo:margin-right="0in" fo:margin-top="0in" fo:margin-bottom="0in" loext:contextual-spacing="false" fo:text-indent="0in" style:auto-text-indent="false"/>
      <style:text-properties fo:color="#222222" fo:font-size="9.5pt" style:font-size-asian="9.5pt" style:font-size-complex="9.5pt" fo:background-color="#ffffff"/>
    </style:style>
    <style:style style:name="P23" style:family="paragraph" style:parent-style-name="Standard">
      <style:paragraph-properties fo:margin-left="0.111in" fo:margin-right="0in" fo:margin-top="0in" fo:margin-bottom="0in" loext:contextual-spacing="false" fo:text-indent="0in" style:auto-text-indent="false"/>
    </style:style>
    <style:style style:name="P24" style:family="paragraph" style:parent-style-name="Standard">
      <style:paragraph-properties fo:margin-left="0.111in" fo:margin-right="0in" fo:margin-top="0in" fo:margin-bottom="0in" loext:contextual-spacing="false" fo:text-indent="0in" style:auto-text-indent="false"/>
      <style:text-properties fo:color="#333333" fo:background-color="#ffffff"/>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color="#1155cc" fo:font-size="9.5pt" style:text-underline-style="solid" style:text-underline-width="auto" style:text-underline-color="font-color" style:font-size-asian="9.5pt" style:font-size-complex="9.5pt"/>
    </style:style>
    <style:style style:name="T4" style:family="text">
      <style:text-properties fo:color="#1155cc" fo:font-size="9.5pt" style:text-underline-style="solid" style:text-underline-width="auto" style:text-underline-color="font-color" style:font-size-asian="9.5pt" style:font-size-complex="9.5pt" fo:background-color="#ffffff"/>
    </style:style>
    <style:style style:name="T5" style:family="text">
      <style:text-properties fo:color="#1155cc" fo:font-size="9.5pt" style:font-size-asian="9.5pt" style:font-size-complex="9.5pt" fo:background-color="#ffffff"/>
    </style:style>
    <style:style style:name="T6" style:family="text">
      <style:text-properties fo:color="#222222" fo:font-size="9.5pt" style:font-size-asian="9.5pt" style:font-size-complex="9.5pt" fo:background-color="#ffffff"/>
    </style:style>
    <style:style style:name="T7" style:family="text">
      <style:text-properties fo:color="#222222" fo:font-size="9.5pt" style:font-size-asian="9.5pt" style:font-size-complex="9.5pt"/>
    </style:style>
    <style:style style:name="T8" style:family="text">
      <style:text-properties fo:color="#222222" fo:background-color="#ffffff"/>
    </style:style>
    <style:style style:name="T9" style:family="text">
      <style:text-properties fo:color="#222222" style:font-name="Roboto" fo:font-size="9.5pt" style:text-underline-style="solid" style:text-underline-width="auto" style:text-underline-color="font-color" fo:font-weight="bold" style:font-name-asian="Roboto1" style:font-size-asian="9.5pt" style:font-weight-asian="bold" style:font-name-complex="Roboto1" style:font-size-complex="9.5pt" fo:background-color="#ffffff"/>
    </style:style>
    <style:style style:name="T10" style:family="text">
      <style:text-properties fo:color="#222222" style:font-name="Roboto" fo:font-size="9.5pt" style:font-name-asian="Roboto1" style:font-size-asian="9.5pt" style:font-name-complex="Roboto1" style:font-size-complex="9.5pt" fo:background-color="#ffffff"/>
    </style:style>
    <style:style style:name="T11" style:family="text">
      <style:text-properties fo:color="#333333" fo:font-size="10pt" style:font-size-asian="10pt" style:font-size-complex="10pt" fo:background-color="#ffffff"/>
    </style:style>
    <style:style style:name="T12" style:family="text">
      <style:text-properties fo:color="#333333" fo:background-color="#ffffff"/>
    </style:style>
    <style:style style:name="T13" style:family="text">
      <style:text-properties fo:color="#0000ff" fo:font-size="10pt" style:font-size-asian="10pt" style:font-size-complex="10pt" fo:background-color="#ffffff"/>
    </style:style>
    <style:style style:name="T14" style:family="text">
      <style:text-properties fo:color="#0000ff" fo:background-color="#ffffff"/>
    </style:style>
    <style:style style:name="T15" style:family="text">
      <style:text-properties fo:font-size="9.5pt" style:font-size-asian="9.5pt" style:font-size-complex="9.5pt" fo:background-color="#ffffff"/>
    </style:style>
    <style:style style:name="T16" style:family="text">
      <style:text-properties fo:color="#980000" fo:background-color="#ffffff"/>
    </style:style>
    <style:style style:name="T17" style:family="text">
      <style:text-properties fo:color="#980000" style:text-underline-style="solid" style:text-underline-width="auto" style:text-underline-color="font-color" fo:background-color="#ffffff"/>
    </style:style>
    <style:style style:name="T18" style:family="text">
      <style:text-properties fo:color="#980000" fo:font-size="9.5pt" style:font-size-asian="9.5pt" style:font-size-complex="9.5pt" fo:background-color="#ffffff"/>
    </style:style>
    <style:style style:name="T19" style:family="text">
      <style:text-properties fo:color="#980000" fo:font-size="9.5pt" fo:font-weight="bold" style:font-size-asian="9.5pt" style:font-weight-asian="bold" style:font-size-complex="9.5pt" fo:background-color="#ffffff"/>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i :-) I was thinking instead of sending an email, put all the notes on this doc so we can have it in one place and track changes.</text:p>
      <text:p text:style-name="P1"/>
      <text:p text:style-name="P1">The customer is Guadalupe Cano, and the quote on this same folder, I sent to Cecilia Caceres from Cristalcom. I think then she adds it as coming from her company, and she is taking care of all the talking with the customer, so I send the info to her and then she gets the feedback to me (I think she adds some charge to the client for that), and she is managing her facebook (and not sure if any other) social media.</text:p>
      <text:p text:style-name="P1"/>
      <text:p text:style-name="P1">Last month I did the image for the “portada” of facebook and some templates for facebook ads, so I’m uploading all of that in a “resources” folder as we could use it to see the esthetics that she approved for that. Also there is the logo.</text:p>
      <text:p text:style-name="P1"/>
      <text:p text:style-name="P1">Her Facebook page is: <text:a xlink:type="simple" xlink:href="https://www.facebook.com/GCestetica/" text:style-name="Internet_20_link" text:visited-style-name="Visited_20_Internet_20_Link"><text:span text:style-name="T1">https://www.facebook.com/GCestetica/</text:span></text:a></text:p>
      <text:p text:style-name="P1"/>
      <text:p text:style-name="P1">She still doesn’t have a domain and hosting but Cecilia was taking care of it with her.</text:p>
      <text:p text:style-name="P1"/>
      <text:p text:style-name="P1">A couple of days ago Cecilia asked me for the things that I needed to get started, so I sent her the document in this folder “Sitio web guadalupe cano.docx” with some questions for the aesthetics to follow, and a list of the content proposed, based on the notes I got to create the quote. </text:p>
      <text:p text:style-name="P1"/>
      <text:p text:style-name="P1"><office:annotation office:name="__Annotation__12_984542474"><dc:creator>Vincent M.</dc:creator><dc:date>2018-03-25T12:27:45</dc:date><text:p><text:span text:style-name="T20">OK, I just read through the conversation using the deepl.com translator (which is pretty good).</text:span></text:p><text:p/><text:p><text:span text:style-name="T20">I understand most of the conversation from our meeting as you had stated things before.. like the removal of admin panel. etc.</text:span></text:p><text:p/><text:p><text:span text:style-name="T20">I also looked at http://silvanadato.com/ website, to get a stronger idea I also looked into the source code and I viewed the use of Bootstrap.</text:span></text:p></office:annotation>Here I copy all the emails with Cecilia regarding this project, so we have it on one place in case we need a reference (sorry the format, I’m just copying and pasting from extracts of emails haha):<office:annotation-end office:name="__Annotation__12_984542474"/></text:p>
      <text:p text:style-name="P1"/>
      <text:p text:style-name="P9"><text:tab/>“<text:span text:style-name="T6">Necesito que me presupuestes una web similar a esta </text:span><text:a xlink:type="simple" xlink:href="http://silvanadato.com/" text:style-name="Internet_20_link" text:visited-style-name="Visited_20_Internet_20_Link"><text:span text:style-name="T3">http://silvanadato.com/</text:span></text:a><text:span text:style-name="T7"> </text:span><text:span text:style-name="T6">pero que vaya más rápido. En realidad no es necesario que sea wordpress puede ser una plantilla y que sea lo más sencillo posible.”</text:span></text:p>
      <text:p text:style-name="P10"/>
      <text:p text:style-name="P9"><text:span text:style-name="T8">Then I asked some questions:</text:span></text:p>
      <text:p text:style-name="P10"/>
      <text:p text:style-name="P13"><text:span text:style-name="T11">1. <text:s/>Requiere o va a requerir en un futuro acceso a un panel administrador para modificar datos? Por lo que veo es probable que se necesite en las secciones "Promos" y "Prensa". Alguna otra sección más? </text:span><text:span text:style-name="T13">Si mejor con admin. La idea </text:span></text:p>
      <text:p text:style-name="P14"/>
      <text:p text:style-name="P13"><text:soft-page-break/><text:span text:style-name="T11">2. ¿Cómo es la recepción de los formularios de contacto? ¿Son enviados via email a una dirección específica, y/o guardados en una base de datos? ¿Requieren acceso a los datos de la base de datos en otro formato (planilla, etc)? </text:span><text:span text:style-name="T13">Los mails directamente que sea un formulario de contacto común. Luego vamos a poner el robot de chat así que con eso tb captura base de datos</text:span></text:p>
      <text:p text:style-name="P14"/>
      <text:p text:style-name="P13"><text:span text:style-name="T11">3. Cómo es el servicio de hosting donde estaría alojado? Necesitaría saber las caracteristicas o en qué proveedor y plan tiene asi puedo averiguar si soporta los requerimientos. </text:span><text:span text:style-name="T13">No tiene ninguno en realidad, tenemos que recomendarle alguno nosotros.</text:span></text:p>
      <text:p text:style-name="P14"/>
      <text:p text:style-name="P14"/>
      <text:p text:style-name="P13"><text:span text:style-name="T11">Con eso ya termino de ajustar unos puntos en el presupuesto y te lo paso. </text:span><text:span text:style-name="T13">No es que tiene que ser igual a esa, esa de Silvina Cano le gustó a la clienta parece, pero la idea es que sea sencilla que no se le vaya mucho y que le sirva para Adwords dp. </text:span></text:p>
      <text:p text:style-name="P10"/>
      <text:p text:style-name="P10"/>
      <text:p text:style-name="P17"/>
      <text:p text:style-name="P16"><text:span text:style-name="T6">El 5 de marzo de 2018, 10:21, Cecilia Fontenla&lt;</text:span><text:span text:style-name="T5">ceciliafontenla@gmail.com</text:span><text:span text:style-name="T6">&gt; escribió:</text:span></text:p>
      <text:p text:style-name="P19"><text:span text:style-name="T12">Ah... pensé que era lo mismo, que quería rehacer la página.. entonces otra pregunta, cuántas páginas necesita? Porque ésta tenía 18.. capaz un sitio nuevo no necesita tanto.</text:span></text:p>
      <text:p text:style-name="P10"/>
      <text:p text:style-name="P9"><text:span text:style-name="T6">El 5 de marzo de 2018, 11:22, Cecilia CristalCom&lt;</text:span><text:span text:style-name="T5">cecilia@cristalcom.com.ar</text:span><text:span text:style-name="T6">&gt; escribió:</text:span></text:p>
      <text:p text:style-name="P16"><text:span text:style-name="T6">recién hablé con la clienta, me va a pasar todo el contenido que quiere que esté en la página, la idea es que esté ok para google para luego hacer pauta, tengo que tb pasarte dp si aprueba las palabras clave.</text:span></text:p>
      <text:p text:style-name="P17"/>
      <text:p text:style-name="P17"/>
      <table:table table:name="Table1" table:style-name="Table1">
        <table:table-column table:style-name="Table1.A"/>
        <text:soft-page-break/>
        <table:table-row table:style-name="Table1.1">
          <table:table-cell table:style-name="Table1.A1" office:value-type="string">
            <text:p text:style-name="P12"><text:span text:style-name="T15">5 de marzo de 2018, 14:07:</text:span></text:p>
          </table:table-cell>
        </table:table-row>
      </table:table>
      <text:p text:style-name="P17"><text:soft-page-break/></text:p>
      <text:p text:style-name="P9"><text:span text:style-name="T6">Te paso lo que tendría de contenido:</text:span></text:p>
      <text:p text:style-name="P10"/>
      <text:p text:style-name="P9"><text:span text:style-name="T6">Serían 3 secciones una con cada uno de estos tratamientos con una URL que diga "/tratamientosfaciales" otra "/tratamientoscorporales" otra "/tratamientoscapilares"</text:span></text:p>
      <text:p text:style-name="P10"/>
      <text:p text:style-name="P9"><text:span text:style-name="T6">La home con información general , fotos del consultorio + CV de la Dra. + formulario de contacto + botones de redes sociales (el formulario tiene que estar en todas las URL porque luego direccionamos cada campaña depende el tratamiento)</text:span></text:p>
      <text:p text:style-name="P10"/>
      <text:p text:style-name="P9"><text:span text:style-name="T9">Tratamientos faciales:</text:span></text:p>
      <text:p text:style-name="P9"><text:span text:style-name="T10">INFINI</text:span></text:p>
      <text:p text:style-name="P9"><text:span text:style-name="T10">Thermage</text:span></text:p>
      <text:p text:style-name="P9"><text:span text:style-name="T10">Mesoterapia</text:span></text:p>
      <text:p text:style-name="P9"><text:span text:style-name="T10">Peelings</text:span></text:p>
      <text:p text:style-name="P9"><text:span text:style-name="T10">Luz Pulsada</text:span></text:p>
      <text:p text:style-name="P9"><text:span text:style-name="T10">Limpiezas de cutis</text:span></text:p>
      <text:p text:style-name="P9"><text:span text:style-name="T10">Punta de Diamante</text:span></text:p>
      <text:p text:style-name="P9"><text:span text:style-name="T10">Venus Freeze</text:span></text:p>
      <text:p text:style-name="P9"><text:span text:style-name="T10">Rellenos</text:span></text:p>
      <text:p text:style-name="P9"><text:span text:style-name="T10">Botox</text:span></text:p>
      <text:p text:style-name="P9"><text:span text:style-name="T10">Plasma Rico en Plaquetas</text:span></text:p>
      <text:p text:style-name="P9"><text:span text:style-name="T10">Electroestimulación</text:span></text:p>
      <text:p text:style-name="P9"><text:span text:style-name="T10">Láser Co2</text:span></text:p>
      <text:p text:style-name="P11"><text:soft-page-break/></text:p>
      <text:p text:style-name="P9"><text:span text:style-name="T9">Corporales:</text:span></text:p>
      <text:p text:style-name="P9"><text:span text:style-name="T10">Venus Freeze</text:span></text:p>
      <text:p text:style-name="P9"><text:span text:style-name="T10">Electrodos</text:span></text:p>
      <text:p text:style-name="P9"><text:span text:style-name="T10">Cavix</text:span></text:p>
      <text:p text:style-name="P9"><text:span text:style-name="T10">Masajes reductores, relajantes y descontracturantes</text:span></text:p>
      <text:p text:style-name="P9"><text:span text:style-name="T10">Drenaje linfático - presoterapia</text:span></text:p>
      <text:p text:style-name="P9"><text:span text:style-name="T10">Mesoterapia</text:span></text:p>
      <text:p text:style-name="P9"><text:span text:style-name="T10">Criolipolisis</text:span></text:p>
      <text:p text:style-name="P9"><text:span text:style-name="T10">INFINI</text:span></text:p>
      <text:p text:style-name="P9"><text:span text:style-name="T10">Depilación Soprano</text:span></text:p>
      <text:p text:style-name="P9"><text:span text:style-name="T10">Thermage</text:span></text:p>
      <text:p text:style-name="P9"><text:span text:style-name="T10">Plasma Rico en Plaquetas</text:span></text:p>
      <text:p text:style-name="P11"/>
      <text:p text:style-name="P9"><text:span text:style-name="T9">Capilares:</text:span></text:p>
      <text:p text:style-name="P9"><text:span text:style-name="T10">Mesoterapia</text:span></text:p>
      <text:p text:style-name="P9"><text:span text:style-name="T10">Plasma Rico en Plaquetas</text:span><text:span text:style-name="T6"> </text:span></text:p>
      <text:p text:style-name="P10"/>
      <text:p text:style-name="P10"/>
      <text:p text:style-name="P21"><text:span text:style-name="T6">El 6 de marzo de 2018, 10:32, Cecilia Fontenla&lt;</text:span><text:span text:style-name="T5">ceciliafontenla@gmail.com</text:span><text:span text:style-name="T6">&gt; escribió:</text:span></text:p>
      <text:p text:style-name="P16"><text:span text:style-name="T12">Hola Ceci,</text:span></text:p>
      <text:p text:style-name="P18"><text:soft-page-break/></text:p>
      <text:p text:style-name="P16"><text:span text:style-name="T12">Acá te adjunto el presu en word por si lo queres poner en tus plantillas. Se encarece un poco por el panel administrador.</text:span></text:p>
      <text:p text:style-name="P18"/>
      <text:p text:style-name="P16"><text:span text:style-name="T12">Con respecto al hosting, yo vengo trabajando con Digital Ocean pero es mas avanzado porque me permite crear los servidores con el software y configuracion que necesito, pero para este caso creo que no hace falta. De los servicios de hosting compartido, conozco solamente Donweb y GoDaddy. Ninguno es del todo recomendable pero creo que le conviene arrancar con alguno de esos 2 (hay otros de Argentina pero son peores creo) y si despues requiere cosas mas complejas ahi se puede cambiar. En general la primer contratacion ya viene con un dominio gratuito en todos los hosting compartidos.</text:span></text:p>
      <text:p text:style-name="P18"/>
      <text:p text:style-name="P13"><text:span text:style-name="T6">El 6 de marzo de 2018, 10:41, Cecilia CristalCom&lt;</text:span><text:span text:style-name="T5">cecilia@cristalcom.com.ar</text:span><text:span text:style-name="T6">&gt; escribió:</text:span></text:p>
      <text:p text:style-name="P16"><text:span text:style-name="T6">Dale perfecto. Y sin panel de administración me pasas cuánto sería?</text:span></text:p>
      <text:p text:style-name="P17"/>
      <text:p text:style-name="P16"><text:span text:style-name="T6">Lo de hosting prefiero go daddy al otro que tuve peores resultados, aunque odio un poquito a ambos jeejej</text:span></text:p>
      <text:p text:style-name="P15"/>
      <text:p text:style-name="P13"><text:span text:style-name="T6">El 6/3/2018 13:24, "Cecilia Fontenla" &lt;</text:span><text:span text:style-name="T5">ceciliafontenla@gmail.com</text:span><text:span text:style-name="T6">&gt; escribió:</text:span></text:p>
      <text:p text:style-name="P16"><text:span text:style-name="T12">Sin panel de administración $6.000, porque ya no hace falta meter todo el contenido en base de datos para poder editar, si se quiere editar se hace directamente en el codigo.</text:span></text:p>
      <text:p text:style-name="P18"/>
      <text:p text:style-name="P16"><text:span text:style-name="T12">Coincido con lo de los servidores, tambien odio un poco mas a Donweb pero igual los odio a todos.. jaja cuando salí del hosting compartido y pasé a servidor cloud fue otra cosa.. el tema es que ahi toda la configuracion y administracion del servidor hay que hacerlo uno, entonces termina siendo mas caro que los compartidos, que tienen miles de sitios en los mismos servidores y por eso los precios son mas bajos.</text:span></text:p>
      <text:p text:style-name="P18"/>
      <text:p text:style-name="P13"><text:span text:style-name="T6">El 6 de marzo de 2018, 15:04, Cecilia Fontenla&lt;</text:span><text:span text:style-name="T5">ceciliafontenla@gmail.com</text:span><text:span text:style-name="T6">&gt; escribió:</text:span></text:p>
      <text:p text:style-name="P16"><text:span text:style-name="T12">a que te referis otra url? Un segundo dominio? En si se pueden apuntar diferentes dominios a la misma cuenta de hosting y dirigir cada dominio a un html especifico. Si quiere puede comprar el/los dominios que quiera, y puede apuntar los dns al mismo lugar, o se pueden usar subdominios que son gratuitos (por ejemplo </text:span><text:a xlink:type="simple" xlink:href="http://depilacion.guadalupecano.com/" text:style-name="Internet_20_link" text:visited-style-name="Visited_20_Internet_20_Link"><text:span text:style-name="T2">depilacion.guadalupecano.com</text:span></text:a><text:span text:style-name="T12">). Si aprueba el presupuesto (pido un 30% adelantado por cualquier cosa que no me deje colgada a mitad de trabajo), yo la puedo asesorar para contratar el/los dominios y el hosting, o configurar subdominios en el hosting (sin extras).</text:span></text:p>
      <text:p text:style-name="P18"/>
      <text:p text:style-name="P16"><text:span text:style-name="T12">Ahora si quiere un sitio aparte para depilación, si me dice mas o menos cuantas secciones serian y si es mas o menos lo mismo que la anterior se lo presupuesto, o capaz seria una landing page? Una landing la cobro $2500, siempre que me pasen las imagenes y textos que van.</text:span></text:p>
      <text:p text:style-name="P16"><text:span text:style-name="T14">Es la misma web solamente que aparte de capilar + facial + corporal estaría depilación.</text:span></text:p>
      <text:p text:style-name="P13"><text:span text:style-name="T6">El 6 de marzo de 2018, 16:08, Cecilia Fontenla&lt;</text:span><text:span text:style-name="T5">ceciliafontenla@gmail.com</text:span><text:span text:style-name="T6">&gt; escribió:</text:span></text:p>
      <text:p text:style-name="P16"><text:soft-page-break/><text:span text:style-name="T12">ah.. entonces esta bien, no tiene costo extra ($6000 básico y $8000 con contenido auto-administrable), porque en general las paginas de los productos / servicios llevan el mismo diseño y estructura, solo cambia el contenido, por eso puse entre 5 y 10 paginas. Salvo que sea algo totalmente diferente, ahi le aviso y presupuesto aparte pero hasta no tener el contenido interpreto que es algo estandar como la pagina de ejemplo que me pasaste.</text:span></text:p>
      <text:p text:style-name="P18"/>
      <text:p text:style-name="P18"/>
      <text:p text:style-name="P16"><text:span text:style-name="T6">El 6 de marzo de 2018, 15:53, Cecilia CristalCom&lt;</text:span><text:span text:style-name="T5">cecilia@cristalcom.com.ar</text:span><text:span text:style-name="T6">&gt; escribió:</text:span></text:p>
      <text:p text:style-name="P19"><text:span text:style-name="T6">Hola Cechu cómo va?</text:span></text:p>
      <text:p text:style-name="P20"/>
      <text:p text:style-name="P19"><text:span text:style-name="T6">Te contesto abajo en otro color.</text:span></text:p>
      <text:p text:style-name="P20"/>
      <text:p text:style-name="P10"/>
      <text:p text:style-name="P22"/>
      <text:p text:style-name="P22"/>
      <text:p text:style-name="P23"><text:span text:style-name="T12">UPDATE 03-26-2018: Cecilia</text:span></text:p>
      <text:p text:style-name="P24"/>
      <text:p text:style-name="P23"><text:span text:style-name="T12">This is the email I got from Cecilia with the updated document (https://drive.google.com/open?id=0B8fB24gGQugpOEh6cEU2QXJwU0lVY3JENWxwcXN6YTdKbWs4) attached</text:span></text:p>
      <text:p text:style-name="P24"/>
      <text:p text:style-name="P13"><text:span text:style-name="T6">Fíjate si está ok o falta algo yo aún no lo vi jeje </text:span></text:p>
      <text:p text:style-name="P13"><text:span text:style-name="T6">Dp le pido los datos de la tarjeta y podemos comprar en go daddy dominio y hosting </text:span></text:p>
      <text:p text:style-name="P13"><text:span text:style-name="T6">Besote</text:span></text:p>
      <text:p text:style-name="P13"><text:span text:style-name="T6">---------- Mensaje reenviado ----------</text:span></text:p>
      <text:p text:style-name="P13"><text:span text:style-name="T6">De: "guadalupe cano" &lt;</text:span><text:span text:style-name="T5">dracanoguada@gmail.com</text:span><text:span text:style-name="T6">&gt;</text:span></text:p>
      <text:p text:style-name="P13"><text:span text:style-name="T6">Fecha: 26/3/2018 15:14</text:span></text:p>
      <text:p text:style-name="P13"><text:soft-page-break/><text:span text:style-name="T6">Asunto: web</text:span></text:p>
      <text:p text:style-name="P13"><text:span text:style-name="T6">Para: "ceci centrodeclientes" &lt;</text:span><text:span text:style-name="T5">cecicentrodeclientes@gmail.com</text:span><text:span text:style-name="T6">&gt;</text:span></text:p>
      <text:p text:style-name="P13"><text:span text:style-name="T6">Cc: </text:span></text:p>
      <text:p text:style-name="P15"/>
      <text:p text:style-name="P13"><text:span text:style-name="T6">Hola Cecilia </text:span></text:p>
      <text:p text:style-name="P13"><text:span text:style-name="T6">decime si falta algo</text:span></text:p>
      <text:p text:style-name="P13"><text:span text:style-name="T6">Fijate si lo podemos registrar a </text:span><text:a xlink:type="simple" xlink:href="http://guadalupecano.com/" text:style-name="Internet_20_link" text:visited-style-name="Visited_20_Internet_20_Link"><text:span text:style-name="T4">guadalupecano.com</text:span></text:a><text:span text:style-name="T6"> ´porque no encuentro los datos del hosting</text:span></text:p>
      <text:p text:style-name="P13"><text:span text:style-name="T6">tambien tengo que hacer fotos institucionales y videos.</text:span></text:p>
      <text:p text:style-name="P13"><text:span text:style-name="T6">un beso</text:span></text:p>
      <text:p text:style-name="P2"/>
      <text:p text:style-name="P4"/>
      <text:p text:style-name="P4"/>
      <text:p text:style-name="P4"/>
      <text:p text:style-name="P1"><text:span text:style-name="T16">UPDATE 04-03-2018: Cecilia</text:span></text:p>
      <text:p text:style-name="P5"/>
      <text:p text:style-name="P1"><text:span text:style-name="T16">EMAIL RECEIVED FROM CUSTOMER WITH DOCUMENTS ATTACHED:</text:span></text:p>
      <text:p text:style-name="P1"><text:a xlink:type="simple" xlink:href="https://drive.google.com/open?id=0B8fB24gGQugpNlRHRnpRZmowSlFla1phcHJUaVBKTlRlSUxJ" text:style-name="Internet_20_link" text:visited-style-name="Visited_20_Internet_20_Link"><text:span text:style-name="T17">https://drive.google.com/open?id=0B8fB24gGQugpNlRHRnpRZmowSlFla1phcHJUaVBKTlRlSUxJ</text:span></text:a></text:p>
      <text:p text:style-name="P1"><text:a xlink:type="simple" xlink:href="https://drive.google.com/open?id=0B8fB24gGQugpQ0gwdU9Nbm95REtUNjlaLThCNFdZX3VRM3pn" text:style-name="Internet_20_link" text:visited-style-name="Visited_20_Internet_20_Link"><text:span text:style-name="T17">https://drive.google.com/open?id=0B8fB24gGQugpQ0gwdU9Nbm95REtUNjlaLThCNFdZX3VRM3pn</text:span></text:a></text:p>
      <text:p text:style-name="P4"/>
      <text:p text:style-name="P5"/>
      <text:p text:style-name="P1"><text:span text:style-name="T18">-------- Mensaje reenviado --------</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19">Asunto:</text:span></text:p>
          </table:table-cell>
          <table:table-cell table:style-name="Table2.B1" office:value-type="string">
            <text:p text:style-name="P1"><text:span text:style-name="T18">cv</text:span></text:p>
          </table:table-cell>
        </table:table-row>
        <table:table-row table:style-name="Table2.1">
          <table:table-cell table:style-name="Table2.A1" office:value-type="string">
            <text:p text:style-name="P7"><text:span text:style-name="T19">Fecha:</text:span></text:p>
          </table:table-cell>
          <table:table-cell table:style-name="Table2.B1" office:value-type="string">
            <text:p text:style-name="P1"><text:span text:style-name="T18">Tue, 3 Apr 2018 17:31:38 -0300</text:span></text:p>
          </table:table-cell>
        </table:table-row>
        <table:table-row table:style-name="Table2.1">
          <table:table-cell table:style-name="Table2.A1" office:value-type="string">
            <text:p text:style-name="P7"><text:span text:style-name="T19">De:</text:span></text:p>
          </table:table-cell>
          <table:table-cell table:style-name="Table2.B1" office:value-type="string">
            <text:p text:style-name="P1"><text:span text:style-name="T18">Dra. Guadalupe Cano &lt;draguadalupecano@gmail.com&gt;</text:span></text:p>
          </table:table-cell>
        </table:table-row>
        <table:table-row table:style-name="Table2.1">
          <table:table-cell table:style-name="Table2.A1" office:value-type="string">
            <text:p text:style-name="P7"><text:span text:style-name="T19">A:</text:span></text:p>
          </table:table-cell>
          <table:table-cell table:style-name="Table2.B1" office:value-type="string">
            <text:p text:style-name="P1"><text:span text:style-name="T18">cececicentrodeclientes@gmail.com</text:span></text:p>
          </table:table-cell>
        </table:table-row>
      </table:table>
      <text:p text:style-name="P6"><text:soft-page-break/></text:p>
      <text:p text:style-name="P6"/>
      <text:p text:style-name="P1"><text:span text:style-name="T16">Hola Ceci va Cv y descripcion de algunos tratamientos.<text:line-break/><text:line-break/>sino podemos sacar de las paginas de aler sm y tecnoimagen.<text:line-break/><text:line-break/>celculo que se pueden usar esas imagenes.<text:line-break/><text:line-break/>venus concept esta todo acerca d v freeze y v legacy.<text:line-break/><text:line-break/>criolipolisis, subimos lo de Zeltiq<text:line-break/><text:line-break/><text:line-break/>--------------------------------------------------------------------------------------------------------------------</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0" meta:paragraph-count="99" meta:word-count="1461" meta:character-count="9058" meta:non-whitespace-character-count="7680"/>
    <meta:generator>LibreOfficeDev/5.1.0.3$Linux_X86_64 LibreOffice_project/</meta:generator>
  </office:meta>
</office:document-meta>
</file>